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CF09030E348B4C5F.png" manifest:media-type="image/png"/>
  <manifest:file-entry manifest:full-path="Pictures/10000000000001C2000000F70608AC344966213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Titulo">
      <style:paragraph-properties fo:break-before="page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1"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7a8ad1" officeooo:paragraph-rsid="0080e0fa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paragraph-rsid="0060fecb"/>
    </style:style>
    <style:style style:name="P13" style:family="paragraph" style:parent-style-name="Text_20_body">
      <style:text-properties officeooo:rsid="0060fecb" officeooo:paragraph-rsid="0060fecb"/>
    </style:style>
    <style:style style:name="P14" style:family="paragraph" style:parent-style-name="Text_20_body">
      <style:text-properties officeooo:rsid="00729700" officeooo:paragraph-rsid="007d309e"/>
    </style:style>
    <style:style style:name="P15" style:family="paragraph" style:parent-style-name="Text_20_body">
      <style:text-properties officeooo:rsid="007d309e" officeooo:paragraph-rsid="007d309e"/>
    </style:style>
    <style:style style:name="P16" style:family="paragraph" style:parent-style-name="Text_20_body">
      <style:text-properties officeooo:rsid="007f0d47" officeooo:paragraph-rsid="007f0d47"/>
    </style:style>
    <style:style style:name="P17" style:family="paragraph" style:parent-style-name="Text_20_body">
      <style:text-properties officeooo:rsid="007997bb" officeooo:paragraph-rsid="007997bb"/>
    </style:style>
    <style:style style:name="P18" style:family="paragraph" style:parent-style-name="Text_20_body">
      <style:text-properties officeooo:rsid="008000ab" officeooo:paragraph-rsid="008000ab"/>
    </style:style>
    <style:style style:name="P19" style:family="paragraph" style:parent-style-name="Text_20_body">
      <style:text-properties officeooo:rsid="0080e0fa" officeooo:paragraph-rsid="0080e0fa"/>
    </style:style>
    <style:style style:name="P20" style:family="paragraph" style:parent-style-name="Text_20_body">
      <style:text-properties officeooo:paragraph-rsid="0080e0fa"/>
    </style:style>
    <style:style style:name="P21" style:family="paragraph" style:parent-style-name="Text_20_body">
      <style:text-properties fo:font-weight="bold" officeooo:rsid="0080e0fa" officeooo:paragraph-rsid="0080e0f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1c93ef" officeooo:paragraph-rsid="0060fecb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7bb300" officeooo:paragraph-rsid="00865224"/>
    </style:style>
    <style:style style:name="P2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2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9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Código">
      <style:text-properties officeooo:paragraph-rsid="007f0d47"/>
    </style:style>
    <style:style style:name="P31" style:family="paragraph" style:parent-style-name="Código">
      <style:text-properties officeooo:rsid="007a8ad1" officeooo:paragraph-rsid="0080e0fa"/>
    </style:style>
    <style:style style:name="P32" style:family="paragraph" style:parent-style-name="Código">
      <style:text-properties officeooo:paragraph-rsid="0080e0fa"/>
    </style:style>
    <style:style style:name="P3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35" style:family="paragraph" style:parent-style-name="Notas_20_Informativas">
      <style:text-properties officeooo:rsid="0080e0fa" officeooo:paragraph-rsid="008a6790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Heading_20_1">
      <style:text-properties officeooo:rsid="002d53e8" officeooo:paragraph-rsid="002c515e"/>
    </style:style>
    <style:style style:name="P38" style:family="paragraph" style:parent-style-name="Heading_20_1">
      <style:text-properties officeooo:rsid="007f0d47" officeooo:paragraph-rsid="007f0d47"/>
    </style:style>
    <style:style style:name="P39" style:family="paragraph" style:parent-style-name="Heading_20_1" style:list-style-name="">
      <style:paragraph-properties fo:text-align="start" style:justify-single-word="false"/>
      <style:text-properties officeooo:rsid="008000ab" officeooo:paragraph-rsid="004faef8"/>
    </style:style>
    <style:style style:name="P40" style:family="paragraph" style:parent-style-name="Heading_20_1">
      <style:text-properties officeooo:rsid="001f42c5" officeooo:paragraph-rsid="0060fecb"/>
    </style:style>
    <style:style style:name="P41" style:family="paragraph" style:parent-style-name="Heading_20_1">
      <style:text-properties officeooo:paragraph-rsid="0060fecb"/>
    </style:style>
    <style:style style:name="P42" style:family="paragraph" style:parent-style-name="Heading_20_1">
      <style:paragraph-properties fo:break-before="page"/>
      <style:text-properties officeooo:rsid="008000ab" officeooo:paragraph-rsid="004faef8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2ad048" style:font-size-asian="12pt" style:font-size-complex="12pt"/>
    </style:style>
    <style:style style:name="T9" style:family="text">
      <style:text-properties officeooo:rsid="0016fc63"/>
    </style:style>
    <style:style style:name="T10" style:family="text">
      <style:text-properties officeooo:rsid="001f42c5"/>
    </style:style>
    <style:style style:name="T11" style:family="text">
      <style:text-properties officeooo:rsid="0060fecb"/>
    </style:style>
    <style:style style:name="T12" style:family="text">
      <style:text-properties officeooo:rsid="0073c91d"/>
    </style:style>
    <style:style style:name="T13" style:family="text">
      <style:text-properties officeooo:rsid="007d309e"/>
    </style:style>
    <style:style style:name="T14" style:family="text">
      <style:text-properties fo:language="es" fo:country="ES" officeooo:rsid="007d309e"/>
    </style:style>
    <style:style style:name="T15" style:family="text">
      <style:text-properties officeooo:rsid="007f0d47"/>
    </style:style>
    <style:style style:name="T16" style:family="text">
      <style:text-properties officeooo:rsid="0080e0fa"/>
    </style:style>
    <style:style style:name="T17" style:family="text">
      <style:text-properties officeooo:rsid="00865224"/>
    </style:style>
    <style:style style:name="T18" style:family="text">
      <style:text-properties officeooo:rsid="00868a97"/>
    </style:style>
    <style:style style:name="T19" style:family="text">
      <style:text-properties officeooo:rsid="008a6790"/>
    </style:style>
    <style:style style:name="T20" style:family="text">
      <style:text-properties style:font-name="Calibri2"/>
    </style:style>
    <style:style style:name="T21" style:family="text">
      <style:text-properties style:font-name="Calibri2" officeooo:rsid="008a679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7" text:name="NumeroTema"/>
        <text:user-field-decl office:value-type="string" office:string-value="Clases y objetos en Javascript" text:name="Tema"/>
      </text:user-field-decls>
      <draw:frame draw:style-name="fr1" draw:name="Marco1" text:anchor-type="page" text:anchor-page-number="1" svg:x="1.984cm" svg:y="14.958cm" svg:width="17.009cm" draw:z-index="1">
        <draw:text-box fo:min-height="2.224cm">
          <text:p text:style-name="P7"/>
          <text:p text:style-name="P7"><text:user-field-get text:name="Modulo">Desarrollo web en entorno cliente</text:user-field-get></text:p>
          <text:p text:style-name="P7">CFGS DAW</text:p>
        </draw:text-box>
      </draw:frame>
      <text:p text:style-name="P36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8"><text:bookmark text:name="docs-internal-guid-e8f5d430-faba-53b2-6d04-e9273ed17255"/></text:p>
      <text:p text:style-name="Standard"/>
      <text:p text:style-name="Standard"/>
      <text:p text:style-name="Standard"/>
      <text:p text:style-name="P9"><text:span text:style-name="T9">UNIDAD</text:span> <text:span text:style-name="T19">7</text:span>.</text:p>
      <text:p text:style-name="P9"><text:user-field-get text:name="Tema">Clases y objetos en Javascript</text:user-field-get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Sergio García Barea</text:p>
      <text:p text:style-name="P26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29">201<text:span text:style-name="T19">8</text:span>/201<text:span text:style-name="T19">9</text:span></text:p>
      <text:p text:style-name="P28"><text:tab/><text:tab/><text:tab/><text:tab/><text:tab/><text:tab/><text:tab/><text:tab/><text:tab/><text:tab/>Versión:<text:date style:data-style-name="N104" text:date-value="2018-10-18T16:52:02.353373025">181018</text:date>.<text:time style:data-style-name="N105" text:time-value="2018-10-18T16:52:02.353637055">1651</text:time></text:p>
      <text:p text:style-name="P6"/>
      <text:p text:style-name="Standard"/>
      <text:p text:style-name="Standard"/>
      <text:p text:style-name="Standard"/>
      <text:p text:style-name="P11"><text:soft-page-break/>Licencia</text:p>
      <text:p text:style-name="Standard"/>
      <text:p text:style-name="P25"><draw:frame draw:style-name="fr3" draw:name="gráficos3" text:anchor-type="paragraph" svg:x="0.741cm" svg:y="0cm" svg:width="2cm" svg:height="0.7cm" draw:z-index="2"><draw:image xlink:href="Pictures/100000000000007600000029CF09030E348B4C5F.png" xlink:type="simple" xlink:show="embed" xlink:actuate="onLoad" loext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2"/>
      <text:p text:style-name="Notas_20_Informativas"><text:span text:style-name="T3"> </text:span>Atención</text:p>
      <text:p text:style-name="P22"/>
      <text:p text:style-name="Notas_20_Informativas"><text:span text:style-name="T3"></text:span> 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3">1.Introducción: Clases y objetos<text:tab/>3</text:p>
          <text:p text:style-name="P33">2.Definiendo clases<text:tab/>3</text:p>
          <text:p text:style-name="P34"><text:s/>2.1 Más ejemplos<text:tab/>4</text:p>
          <text:p text:style-name="P33">3.Pasando variables, arrays y objetos a cadenas: JSON<text:tab/>7</text:p>
          <text:p text:style-name="P33">4.Material adicional<text:tab/>7</text:p>
          <text:p text:style-name="P33">5.Bibliografía<text:tab/>7</text:p>
        </text:index-body>
      </text:table-of-content>
      <text:p text:style-name="Standard"/>
      <text:p text:style-name="Standard"/>
      <text:p text:style-name="Titulo"/>
      <text:p text:style-name="P2">UD0<text:user-field-get text:name="NumeroTema">7</text:user-field-get>. <text:user-field-get text:name="Tema">Clases y objetos en Javascript</text:user-field-get></text:p>
      <text:h text:style-name="P37" text:outline-level="1"><text:bookmark-start text:name="__RefHeading___Toc1667_1226975039"/>Introducción: <text:span text:style-name="T13">Clases y objetos</text:span><text:bookmark-end text:name="__RefHeading___Toc1667_1226975039"/></text:h>
      <text:p text:style-name="P14"><text:span text:style-name="T14">Javascript es un lenguaje que permite el uso de objetos</text:span><text:span text:style-name="T12">. Muchas veces el término clase y objeto se confunden. Una definición podría ser que una clase define “como es un objeto” y que un objeto es la plasmación efectiva de ese objeto. A partir de una clase se pueden crear si se desea muchos objetos.</text:span></text:p>
      <text:p text:style-name="P14"/>
      <text:p text:style-name="P15">Para entenderlo un ejemplo: supongamos tenemos la clase “casa”. Esa clase define que atributos tiene una casa. Un ejemplo de esos atributos podría ser: dirección, numero habitaciones, metros cuadrados. </text:p>
      <text:p text:style-name="P14"/>
      <text:p text:style-name="P15">Ahora bien, cada objeto es una casa existente. Podemos tener por ejemplo dos objetos que surgen a partir de la c<text:span text:style-name="T19">l</text:span>ase “casa”. Uno seria una casa con dirección “Avenida del puerto 1, Valencia”, 3 habitaciones y 100m2 y otro una casa con dirección “Calle Colón 1, Valencia”, 5 habitaciones y 200m2.</text:p>
      <text:p text:style-name="P15">La clase definía como podían ser los objetos y los objetos en si son clases contextualizadas en algo concreto.</text:p>
      <text:h text:style-name="P38" text:outline-level="1">Definiendo clases </text:h>
      <text:p text:style-name="P16">La forma de definir clases en Javascript es ligeramente distinta a la utilizada en otros lenguajes de programación. Aquí la forma de definir una clase y su constructor asociado es simplemente definir una función.</text:p>
      <text:p text:style-name="P30"><text:span text:style-name="Source_20_Text">function </text:span><text:span text:style-name="Source_20_Text"><text:span text:style-name="T15">coche</text:span></text:span><text:span text:style-name="Source_20_Text">(marca, modelo, </text:span><text:span text:style-name="Source_20_Text"><text:span text:style-name="T15">anyo, matricula</text:span></text:span><text:span text:style-name="Source_20_Text">) {</text:span></text:p>
      <text:p text:style-name="P30"><text:span text:style-name="Source_20_Text"><text:tab/>// </text:span><text:span text:style-name="Source_20_Text"><text:span text:style-name="T15">Definimos una funcion para la clase </text:span></text:span></text:p>
      <text:p text:style-name="Código"><text:span text:style-name="Source_20_Text"><text:tab/>function mostrar</text:span><text:span text:style-name="Source_20_Text"><text:span text:style-name="T15">Coche</text:span></text:span><text:span text:style-name="Source_20_Text">() {</text:span></text:p>
      <text:p text:style-name="Código"><text:span text:style-name="Source_20_Text"><text:tab/><text:tab/>var resultado = "</text:span><text:span text:style-name="Source_20_Text"><text:span text:style-name="T15">Marca </text:span></text:span><text:span text:style-name="Source_20_Text">" + this.</text:span><text:span text:style-name="Source_20_Text"><text:span text:style-name="T15">marca+ “ modelo “ +this.modelo</text:span></text:span><text:span text:style-name="Source_20_Text">;</text:span></text:p>
      <text:p text:style-name="Código"><text:span text:style-name="Source_20_Text"><text:tab/><text:tab/></text:span><text:span text:style-name="Source_20_Text"><text:span text:style-name="T15">alert(resultado);</text:span></text:span></text:p>
      <text:p text:style-name="Código"><text:span text:style-name="Source_20_Text"><text:tab/>}</text:span></text:p>
      <text:p text:style-name="Código"><text:span text:style-name="Source_20_Text"><text:tab/>// </text:span><text:span text:style-name="Source_20_Text"><text:span text:style-name="T15">Definimos e inicializamos los atributos</text:span></text:span></text:p>
      <text:p text:style-name="P30"><text:span text:style-name="Source_20_Text"><text:tab/></text:span><text:span text:style-name="Source_20_Text"><text:span text:style-name="T15">this.marca=marca;</text:span></text:span></text:p>
      <text:p text:style-name="P30"><text:span text:style-name="Source_20_Text"><text:tab/></text:span><text:span text:style-name="Source_20_Text"><text:span text:style-name="T15">this.modelo=modelo;</text:span></text:span></text:p>
      <text:p text:style-name="P30"><text:span text:style-name="Source_20_Text"><text:tab/></text:span><text:span text:style-name="Source_20_Text"><text:span text:style-name="T15">this.anyo=anyo;</text:span></text:span></text:p>
      <text:p text:style-name="P30"><text:span text:style-name="Source_20_Text"><text:tab/></text:span><text:span text:style-name="Source_20_Text"><text:span text:style-name="T15">this.matricula=matricula;</text:span></text:span></text:p>
      <text:p text:style-name="P30"><text:span text:style-name="Source_20_Text"><text:tab/>// </text:span><text:span text:style-name="Source_20_Text"><text:span text:style-name="T15">Asociamos la funcion definido antes al objeto</text:span></text:span></text:p>
      <text:p text:style-name="P30"><text:span text:style-name="Source_20_Text"><text:tab/></text:span><text:span text:style-name="Source_20_Text"><text:span text:style-name="T15">this.mostrarCoche=mostrarCoche;</text:span></text:span></text:p>
      <text:p text:style-name="Código"><text:span text:style-name="Source_20_Text">}</text:span></text:p>
      <text:p text:style-name="P17"/>
      <text:p text:style-name="P16"><text:soft-page-break/>Esta clase la utilizaríamos como en este ejemplo:</text:p>
      <text:p text:style-name="P21">Ejemplo:</text:p>
      <text:p text:style-name="P30"><text:span text:style-name="Source_20_Text">// </text:span><text:span text:style-name="Source_20_Text"><text:span text:style-name="T15">Construimos los objetos a partir de la clase</text:span></text:span></text:p>
      <text:p text:style-name="P30"><text:span text:style-name="Source_20_Text"><text:span text:style-name="T15">var coche1=new coche(“Seat”,”Ibiza”,2000,”1234ABC”);</text:span></text:span></text:p>
      <text:p text:style-name="Código"><text:span text:style-name="Source_20_Text">var coche2=new coche(“Ford”,”Mondeo”,1999,”2235CNF”);</text:span></text:p>
      <text:p text:style-name="P30"><text:span text:style-name="Source_20_Text">// </text:span><text:span text:style-name="Source_20_Text"><text:span text:style-name="T15">Ejecutamos el metodo en ambos objetos</text:span></text:span></text:p>
      <text:p text:style-name="P30"><text:span text:style-name="Source_20_Text"><text:span text:style-name="T15">coche1.mostrarCoche();</text:span></text:span></text:p>
      <text:p text:style-name="P30"><text:span text:style-name="Source_20_Text"><text:span text:style-name="T15">coche2.mostrarCoche();</text:span></text:span></text:p>
      <text:p text:style-name="P30"><text:span text:style-name="Source_20_Text"/></text:p>
      <text:p text:style-name="P30"><text:span text:style-name="Source_20_Text">// </text:span><text:span text:style-name="Source_20_Text"><text:span text:style-name="T15">Mostramos la matricula del segundo objeto</text:span></text:span></text:p>
      <text:p text:style-name="P30"><text:span text:style-name="Source_20_Text"><text:span text:style-name="T15">alert(coche2.matricula);</text:span></text:span></text:p>
      <text:p text:style-name="P10"/>
      <text:h text:style-name="Heading_20_2" text:outline-level="2"><text:span text:style-name="Source_20_Text"><text:span text:style-name="T20">Más ejemplos</text:span></text:span></text:h>
      <text:p text:style-name="Text_20_body"><text:span text:style-name="Source_20_Text"><text:span text:style-name="T20">Vamos </text:span></text:span><text:span text:style-name="Source_20_Text"><text:span text:style-name="T21">a</text:span></text:span><text:span text:style-name="Source_20_Text"><text:span text:style-name="T20"> crear una clase Hotel, que tenga un array de elementos que serán de la clase habitación. Estos tendrán </text:span></text:span><text:span text:style-name="Source_20_Text"><text:span text:style-name="T21">métodos</text:span></text:span><text:span text:style-name="Source_20_Text"><text:span text:style-name="T20"> para consulta, liberación y ocupación de habitaciones.</text:span></text:span></text:p>
      <text:p text:style-name="Text_20_body"><text:span text:style-name="Source_20_Text"><text:span text:style-name="T20">NOTA: Se aporta este ejemplo en formato editable como complemento al tema.</text:span></text:span></text:p>
      <text:p text:style-name="Código"><text:span text:style-name="Source_20_Text">// Definimos la clase habitacion</text:span></text:p>
      <text:p text:style-name="Código"><text:span text:style-name="Source_20_Text"/></text:p>
      <text:p text:style-name="Código"><text:span text:style-name="Source_20_Text">function habitacion(id,m2,libre){</text:span></text:p>
      <text:p text:style-name="Código"><text:span text:style-name="Source_20_Text"><text:tab/>// Atributos clase habitacion</text:span></text:p>
      <text:p text:style-name="Código"><text:span text:style-name="Source_20_Text"><text:tab/>this.id=id;</text:span></text:p>
      <text:p text:style-name="Código"><text:span text:style-name="Source_20_Text"><text:tab/>this.m2=m2;</text:span></text:p>
      <text:p text:style-name="Código"><text:span text:style-name="Source_20_Text"><text:tab/>this.libre=libre;</text:span></text:p>
      <text:p text:style-name="Código"><text:span text:style-name="Source_20_Text"/></text:p>
      <text:p text:style-name="Código"><text:span text:style-name="Source_20_Text"><text:tab/>// Funciones clase habitacion</text:span></text:p>
      <text:p text:style-name="Código"><text:span text:style-name="Source_20_Text"/></text:p>
      <text:p text:style-name="Código"><text:span text:style-name="Source_20_Text"><text:tab/>function consultar(){</text:span></text:p>
      <text:p text:style-name="Código"><text:span text:style-name="Source_20_Text"><text:tab/><text:tab/>if(</text:span><text:span text:style-name="Source_20_Text"><text:span text:style-name="T18">this.</text:span></text:span><text:span text:style-name="Source_20_Text">libre==true){</text:span></text:p>
      <text:p text:style-name="Código"><text:span text:style-name="Source_20_Text"><text:tab/><text:tab/><text:tab/>alert("Habitacion "+this.id+ " esta libre");</text:span></text:p>
      <text:p text:style-name="Código"><text:span text:style-name="Source_20_Text"><text:tab/><text:tab/>} else {</text:span></text:p>
      <text:p text:style-name="Código"><text:span text:style-name="Source_20_Text"><text:tab/><text:tab/><text:tab/>alert("Habitacion "+this.id+" esta ocupada");</text:span></text:p>
      <text:p text:style-name="Código"><text:span text:style-name="Source_20_Text"><text:tab/><text:tab/>}<text:tab/></text:span></text:p>
      <text:p text:style-name="Código"><text:span text:style-name="Source_20_Text"><text:tab/>}</text:span></text:p>
      <text:p text:style-name="Código"><text:span text:style-name="Source_20_Text"><text:tab/>this.consultar=consultar;</text:span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7">a</text:span></text:span><text:span text:style-name="Source_20_Text">rca la habitacion como ocupada</text:span></text:p>
      <text:p text:style-name="Código"><text:soft-page-break/><text:span text:style-name="Source_20_Text"><text:tab/>function ocupar(){</text:span></text:p>
      <text:p text:style-name="Código"><text:span text:style-name="Source_20_Text"><text:tab/><text:tab/></text:span><text:span text:style-name="Source_20_Text"><text:span text:style-name="T18">this.</text:span></text:span><text:span text:style-name="Source_20_Text">libre=false;</text:span></text:p>
      <text:p text:style-name="Código"><text:span text:style-name="Source_20_Text"><text:tab/>}</text:span></text:p>
      <text:p text:style-name="Código"><text:span text:style-name="Source_20_Text"><text:tab/>this.ocupar=ocupar;</text:span></text:p>
      <text:p text:style-name="Código"><text:span text:style-name="Source_20_Text"/></text:p>
      <text:p text:style-name="Código"><text:span text:style-name="Source_20_Text"><text:tab/>// MArca la habitacion como libre</text:span></text:p>
      <text:p text:style-name="Código"><text:span text:style-name="Source_20_Text"><text:tab/>function liberar(){</text:span></text:p>
      <text:p text:style-name="Código"><text:span text:style-name="Source_20_Text"><text:tab/><text:tab/></text:span><text:span text:style-name="Source_20_Text"><text:span text:style-name="T18">this.</text:span></text:span><text:span text:style-name="Source_20_Text">libre=true;</text:span></text:p>
      <text:p text:style-name="Código"><text:span text:style-name="Source_20_Text"><text:tab/>}</text:span></text:p>
      <text:p text:style-name="Código"><text:span text:style-name="Source_20_Text"><text:tab/>this.liberar=liberar;</text:span></text:p>
      <text:p text:style-name="Código"><text:span text:style-name="Source_20_Text"/></text:p>
      <text:p text:style-name="Código"><text:span text:style-name="Source_20_Text"><text:tab/>// Codigo inicializacion (no hay en este ejemplo)</text:span></text:p>
      <text:p text:style-name="Código"><text:span text:style-name="Source_20_Text"/></text:p>
      <text:p text:style-name="Código"><text:span text:style-name="Source_20_Text">}</text:span></text:p>
      <text:p text:style-name="Código"><text:span text:style-name="Source_20_Text"/></text:p>
      <text:p text:style-name="Código"><text:span text:style-name="Source_20_Text">// Definimos la clase Hotel</text:span></text:p>
      <text:p text:style-name="Código"><text:span text:style-name="Source_20_Text">function hotel(nombre,nhab) {</text:span></text:p>
      <text:p text:style-name="Código"><text:span text:style-name="Source_20_Text"><text:tab/>// Atributos del hotel</text:span></text:p>
      <text:p text:style-name="Código"><text:span text:style-name="Source_20_Text"><text:tab/>this.nombre=nombre;</text:span></text:p>
      <text:p text:style-name="Código"><text:span text:style-name="Source_20_Text"><text:tab/>this.nhab=nhab;</text:span></text:p>
      <text:p text:style-name="Código"><text:span text:style-name="Source_20_Text"><text:tab/>// Aqui guardaremos Array de habitaciones</text:span></text:p>
      <text:p text:style-name="Código"><text:span text:style-name="Source_20_Text"><text:tab/>this.arrayHabs=new Array();</text:span></text:p>
      <text:p text:style-name="Código"><text:span text:style-name="Source_20_Text"><text:tab/></text:span></text:p>
      <text:p text:style-name="Código"><text:span text:style-name="Source_20_Text"><text:tab/>// D</text:span><text:span text:style-name="Source_20_Text"><text:span text:style-name="T19">e</text:span></text:span><text:span text:style-name="Source_20_Text">finicion y asignacion de metodos de la clase</text:span></text:p>
      <text:p text:style-name="Código"><text:span text:style-name="Source_20_Text"/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9">a</text:span></text:span><text:span text:style-name="Source_20_Text">rca la habitacion recibida como parametro como ocupada</text:span></text:p>
      <text:p text:style-name="Código"><text:span text:style-name="Source_20_Text"><text:tab/>function ocuparHab(n){</text:span></text:p>
      <text:p text:style-name="Código"><text:span text:style-name="Source_20_Text"><text:tab/><text:tab/>this.arrayHabs[n].ocupar();</text:span></text:p>
      <text:p text:style-name="Código"><text:span text:style-name="Source_20_Text"><text:tab/>}</text:span></text:p>
      <text:p text:style-name="Código"><text:span text:style-name="Source_20_Text"><text:tab/>this.ocuparHab=ocuparHab;</text:span></text:p>
      <text:p text:style-name="Código"><text:span text:style-name="Source_20_Text"/></text:p>
      <text:p text:style-name="Código"><text:span text:style-name="Source_20_Text"><text:tab/>// M</text:span><text:span text:style-name="Source_20_Text"><text:span text:style-name="T19">a</text:span></text:span><text:span text:style-name="Source_20_Text">rca la habitacion recibida como parametro como libre</text:span></text:p>
      <text:p text:style-name="Código"><text:span text:style-name="Source_20_Text"><text:tab/>function liberarHab(n){</text:span></text:p>
      <text:p text:style-name="Código"><text:span text:style-name="Source_20_Text"><text:tab/><text:tab/>this.arrayHabs[n].liberar();</text:span></text:p>
      <text:p text:style-name="Código"><text:span text:style-name="Source_20_Text"><text:tab/>}</text:span></text:p>
      <text:p text:style-name="Código"><text:span text:style-name="Source_20_Text"><text:tab/>this.liberarHab=liberarHab;</text:span></text:p>
      <text:p text:style-name="Código"><text:span text:style-name="Source_20_Text"/></text:p>
      <text:p text:style-name="Código"><text:soft-page-break/><text:span text:style-name="Source_20_Text"><text:tab/>function consultarHab(n){</text:span></text:p>
      <text:p text:style-name="Código"><text:span text:style-name="Source_20_Text"><text:tab/><text:tab/>this.arrayHabs[n].consultar();</text:span></text:p>
      <text:p text:style-name="Código"><text:span text:style-name="Source_20_Text"><text:tab/>}</text:span></text:p>
      <text:p text:style-name="Código"><text:span text:style-name="Source_20_Text"><text:tab/></text:span></text:p>
      <text:p text:style-name="Código"><text:span text:style-name="Source_20_Text"><text:tab/>this.consultarHab=consultarHab;</text:span></text:p>
      <text:p text:style-name="Código"><text:span text:style-name="Source_20_Text"/></text:p>
      <text:p text:style-name="Código"><text:span text:style-name="Source_20_Text"><text:tab/>// Codigo inicializador del hotel<text:tab/></text:span></text:p>
      <text:p text:style-name="Código"><text:span text:style-name="Source_20_Text"><text:tab/>for(i=0;i&lt;nhab;i++){</text:span></text:p>
      <text:p text:style-name="Código"><text:span text:style-name="Source_20_Text"><text:tab/><text:tab/>// Creamos habitaciones con id i, 30 m2 y libres</text:span></text:p>
      <text:p text:style-name="Código"><text:span text:style-name="Source_20_Text"><text:tab/><text:tab/>this.arrayHabs[i]=new habitacion(i,30,true);</text:span></text:p>
      <text:p text:style-name="Código"><text:span text:style-name="Source_20_Text"><text:tab/>}</text:span></text:p>
      <text:p text:style-name="Código"><text:span text:style-name="Source_20_Text">}</text:span></text:p>
      <text:p text:style-name="Código"><text:span text:style-name="Source_20_Text"/></text:p>
      <text:p text:style-name="Código"><text:span text:style-name="Source_20_Text">// Creo un hotel</text:span></text:p>
      <text:p text:style-name="Código"><text:span text:style-name="Source_20_Text">var miHotel=new hotel("CEED House",20);</text:span></text:p>
      <text:p text:style-name="Código"><text:span text:style-name="Source_20_Text"/></text:p>
      <text:p text:style-name="Código"><text:span text:style-name="Source_20_Text">//Ocupo 2 hab</text:span></text:p>
      <text:p text:style-name="Código"><text:span text:style-name="Source_20_Text">miHotel.ocuparHab(1);</text:span></text:p>
      <text:p text:style-name="Código"><text:span text:style-name="Source_20_Text">miHotel.ocuparHab(2);</text:span></text:p>
      <text:p text:style-name="Código"><text:span text:style-name="Source_20_Text"/></text:p>
      <text:p text:style-name="Código"><text:span text:style-name="Source_20_Text">// Consulto</text:span></text:p>
      <text:p text:style-name="Código"><text:span text:style-name="Source_20_Text">miHotel.consultarHab(1);</text:span></text:p>
      <text:p text:style-name="Código"><text:span text:style-name="Source_20_Text">miHotel.consultarHab(2);</text:span></text:p>
      <text:p text:style-name="Código"><text:span text:style-name="Source_20_Text"/></text:p>
      <text:p text:style-name="Código"><text:span text:style-name="Source_20_Text">// Libero la primera</text:span></text:p>
      <text:p text:style-name="Código"><text:span text:style-name="Source_20_Text">miHotel.liberarHab(1);</text:span></text:p>
      <text:p text:style-name="Código"><text:span text:style-name="Source_20_Text"/></text:p>
      <text:p text:style-name="Código"><text:span text:style-name="Source_20_Text">// Consulto</text:span></text:p>
      <text:p text:style-name="Código"><text:span text:style-name="Source_20_Text">miHotel.consultarHab(1);</text:span></text:p>
      <text:p text:style-name="Código"><text:span text:style-name="Source_20_Text">miHotel.consultarHab(2);</text:span></text:p>
      <text:p text:style-name="P20"><text:span text:style-name="Source_20_Text"/></text:p>
      <text:h text:style-name="P39" text:outline-level="1"/>
      <text:h text:style-name="P42" text:outline-level="1"><text:bookmark-start text:name="__RefHeading___Toc1905_1568655339"/>Pasando variables, arrays y objetos a cadenas: JSON<text:bookmark-end text:name="__RefHeading___Toc1905_1568655339"/></text:h>
      <text:p text:style-name="P18">JSON es una notación para convertir <text:span text:style-name="T16">variables, arrays y </text:span>objetos en cadenas de texto y <text:span text:style-name="T19">así</text:span> poder facilitar la comunicación entre distintos programas (<text:span text:style-name="T19">enviándose</text:span> el contenido de un objeto como cadena de texto.</text:p>
      <text:p text:style-name="P18"><text:span text:style-name="T19">Más</text:span> información sobre el formato en <text:a xlink:type="simple" xlink:href="http://www.w3schools.com/js/js_json.asp" text:style-name="Internet_20_link" text:visited-style-name="Visited_20_Internet_20_Link">http://www.w3schools.com/js/js_json.asp</text:a></text:p>
      <text:p text:style-name="P19">En este tema solo explicaremos su uso, con un fin introductorio. Será utilizado más adelante en los temas.</text:p>
      <text:p text:style-name="P35"><text:span text:style-name="T3"> </text:span><text:span text:style-name="T19">JSON es uno de los formatos más utilizados para intercambiar información entre programas (cliente, servidor, API...).</text:span></text:p>
      <text:p text:style-name="P18">En Javascript podemos usar JSON de la siguiente forma:</text:p>
      <text:p text:style-name="P19">Para convertir un objeto a texto siguiendo el formato JSON:</text:p>
      <text:p text:style-name="Código"><text:span text:style-name="Source_20_Text"><text:span text:style-name="T16">textoJSON=</text:span></text:span><text:span text:style-name="Source_20_Text">JSON.stringify(</text:span><text:span text:style-name="Source_20_Text"><text:span text:style-name="T16">objeto</text:span></text:span><text:span text:style-name="Source_20_Text">);</text:span></text:p>
      <text:p text:style-name="P19">Para convertir una cadena de textoen JSON a un objeto usamos:</text:p>
      <text:p text:style-name="Código">var <text:span text:style-name="T16">objeto</text:span> = JSON.parse(<text:span text:style-name="T16">textoJSON</text:span>);</text:p>
      <text:p text:style-name="P21">Ejemplo:</text:p>
      <text:p text:style-name="P19">// Suponemos el objeto coche definido anteriormente en el apartado 2</text:p>
      <text:p text:style-name="P32"><text:span text:style-name="Source_20_Text">// </text:span><text:span text:style-name="Source_20_Text"><text:span text:style-name="T15">Construimos los objetos a partir de la clase</text:span></text:span></text:p>
      <text:p text:style-name="P32"><text:span text:style-name="Source_20_Text"><text:span text:style-name="T15">var coche1=new coche(“Seat”,”Ibiza”,2000,”1234ABC”);</text:span></text:span></text:p>
      <text:p text:style-name="P31"><text:span text:style-name="Source_20_Text"><text:span text:style-name="T16">textoJSON=JSON.stringify(coche1);</text:span></text:span></text:p>
      <text:p text:style-name="P31"><text:span text:style-name="Source_20_Text"><text:span text:style-name="T16">alert(textoJSON);</text:span></text:span></text:p>
      <text:p text:style-name="P31"><text:span text:style-name="Source_20_Text">// </text:span><text:span text:style-name="Source_20_Text"><text:span text:style-name="T16">Reconstruimos el objeto y usamos un metodo para probarlo</text:span></text:span></text:p>
      <text:p text:style-name="P31"><text:span text:style-name="Source_20_Text"><text:span text:style-name="T16">var cocheReconstruido=JSON.parse(textoJSON);</text:span></text:span></text:p>
      <text:p text:style-name="P32"><text:span text:style-name="Source_20_Text"><text:span text:style-name="T16">cocheReconstruido.mostrarCoche();</text:span></text:span></text:p>
      <text:h text:style-name="P40" text:outline-level="1">Material adicional</text:h>
      <text:p text:style-name="P23">[1] <text:span text:style-name="T10">Curso de Javascript en Udacity </text:span><text:a xlink:type="simple" xlink:href="https://www.udacity.com/course/javascript-basics--ud804" text:style-name="Internet_20_link" text:visited-style-name="Visited_20_Internet_20_Link"><text:span text:style-name="T10">https://www.udacity.com/course/javascript-basics--ud804</text:span></text:a></text:p>
      <text:p text:style-name="P24">[2] <text:span text:style-name="T17">Trabajando con objetos en Javascript </text:span><text:a xlink:type="simple" xlink:href="https://developer.mozilla.org/es/docs/Web/JavaScript/Guide/Trabajando_con_objectos" text:style-name="Internet_20_link" text:visited-style-name="Visited_20_Internet_20_Link"><text:span text:style-name="T17">https://developer.mozilla.org/es/docs/Web/JavaScript/Guide/Trabajando_con_objectos</text:span></text:a></text:p>
      <text:h text:style-name="P41" text:outline-level="1">Bibliografía</text:h>
      <text:p text:style-name="P12">[1] <text:span text:style-name="T11">Referencia Javascript</text:span></text:p>
      <text:p text:style-name="P13"><text:a xlink:type="simple" xlink:href="http://www.w3schools.com/jsref/" text:style-name="Internet_20_link" text:visited-style-name="Visited_20_Internet_20_Link">http://www.w3schools.com/jsref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Calibri2" svg:font-family="Calibri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7" text:name="NumeroTema"/>
          <text:user-field-decl office:value-type="string" office:string-value="Clases y objetos en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Clases y objetos en Javascript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7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0:38:38.334391144</meta:creation-date>
    <meta:editing-duration>PT7H21M59S</meta:editing-duration>
    <meta:editing-cycles>75</meta:editing-cycles>
    <meta:generator>LibreOffice/6.1.2.1$Linux_X86_64 LibreOffice_project/10$Build-1</meta:generator>
    <dc:title>Plantilla CEED</dc:title>
    <dc:date>2018-10-18T16:52:01.426032228</dc:date>
    <meta:print-date>2016-11-21T08:53:46.627000000</meta:print-date>
    <meta:document-statistic meta:table-count="0" meta:image-count="2" meta:object-count="0" meta:page-count="7" meta:paragraph-count="156" meta:word-count="833" meta:character-count="6268" meta:non-whitespace-character-count="5490"/>
    <meta:template xlink:type="simple" xlink:actuate="onRequest" xlink:title="Plantilla CEED" xlink:href="../../../../../../Plantilla/Plantilla%20CEED.ott" meta:date="2016-09-23T10:38:38.127433422"/>
  </office:meta>
</office:document-meta>
</file>